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6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36796"/>
    </style:style>
    <style:style style:name="gr4" style:family="graphic" style:parent-style-name="standard">
      <style:graphic-properties draw:stroke="none" svg:stroke-width="0.04cm" draw:fill-color="#00b4ff"/>
    </style:style>
    <style:style style:name="gr5" style:family="graphic" style:parent-style-name="standard">
      <style:graphic-properties draw:stroke="none" svg:stroke-width="0.04cm" draw:fill-color="#ffffff"/>
    </style:style>
    <style:style style:name="gr6" style:family="graphic" style:parent-style-name="standard">
      <style:graphic-properties draw:stroke="none" svg:stroke-width="0.08cm" draw:fill-color="#000000"/>
    </style:style>
    <style:style style:name="gr7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8" style:family="graphic" style:parent-style-name="standard">
      <style:graphic-properties draw:stroke="none" svg:stroke-width="0.08cm" draw:fill-color="#ffffff"/>
    </style:style>
  </office:automatic-styles>
  <office:body>
    <office:drawing>
      <draw:page draw:name="page1" draw:style-name="dp1" draw:master-page-name="Default">
        <draw:g>
          <draw:glue-point draw:id="4" svg:x="-2.843cm" svg:y="-5cm"/>
          <draw:glue-point draw:id="5" svg:x="5cm" svg:y="-5cm"/>
          <draw:glue-point draw:id="6" svg:x="1.078cm" svg:y="-5cm"/>
          <draw:glue-point draw:id="7" svg:x="-5cm" svg:y="5cm"/>
          <draw:glue-point draw:id="8" svg:x="3.562cm" svg:y="5cm"/>
          <draw:glue-point draw:id="9" svg:x="-0.719cm" svg:y="5cm"/>
          <draw:glue-point draw:id="10" svg:x="-5cm" svg:y="-3.284cm"/>
          <draw:glue-point draw:id="11" svg:x="-5cm" svg:y="0.858cm"/>
          <draw:glue-point draw:id="12" svg:x="5cm" svg:y="3.251cm"/>
          <draw:glue-point draw:id="13" svg:x="5cm" svg:y="-0.875cm"/>
          <draw:glue-point draw:id="14" svg:x="0cm" svg:y="0cm"/>
          <draw:polygon draw:style-name="gr1" draw:layer="layout" svg:width="1.729cm" svg:height="1.657cm" svg:x="0cm" svg:y="0.343cm" svg:viewBox="0 0 1730 1658" draw:points="0,1658 1730,1658 1730,0 0,0">
            <text:p/>
          </draw:polygon>
          <draw:polygon draw:style-name="gr2" draw:layer="layout" svg:width="1.729cm" svg:height="1.657cm" svg:x="0cm" svg:y="0.343cm" svg:viewBox="0 0 1730 1658" draw:points="0,1658 1730,1658 1730,0 0,0">
            <text:p/>
          </draw:polygon>
          <draw:polygon draw:style-name="gr3" draw:layer="layout" svg:width="0.29cm" svg:height="2cm" svg:x="1.729cm" svg:y="0cm" svg:viewBox="0 0 291 2001" draw:points="291,1650 0,2001 0,343 291,0">
            <text:p/>
          </draw:polygon>
          <draw:polygon draw:style-name="gr2" draw:layer="layout" svg:width="0.29cm" svg:height="2cm" svg:x="1.729cm" svg:y="0cm" svg:viewBox="0 0 291 2001" draw:points="291,1650 0,2001 0,343 291,0">
            <text:p/>
          </draw:polygon>
          <draw:polygon draw:style-name="gr4" draw:layer="layout" svg:width="2.02cm" svg:height="0.343cm" svg:x="0cm" svg:y="0cm" svg:viewBox="0 0 2021 344" draw:points="435,0 2021,0 1730,344 0,344">
            <text:p/>
          </draw:polygon>
          <draw:polygon draw:style-name="gr2" draw:layer="layout" svg:width="2.02cm" svg:height="0.343cm" svg:x="0cm" svg:y="0cm" svg:viewBox="0 0 2021 344" draw:points="435,0 2021,0 1730,344 0,344">
            <text:p/>
          </draw:polygon>
          <draw:path draw:style-name="gr5" draw:layer="layout" svg:width="0.68cm" svg:height="0.528cm" svg:x="0.554cm" svg:y="0.917cm" svg:viewBox="0 0 681 529" svg:d="m681 0c0 59-153 105-344 105-185 0-337-46-337-105v429c0 53 152 100 337 100 191 0 344-47 344-100z">
            <text:p/>
          </draw:path>
          <draw:path draw:style-name="gr6" draw:layer="layout" svg:width="0.68cm" svg:height="0.205cm" svg:x="0.554cm" svg:y="0.818cm" svg:viewBox="0 0 681 206" svg:d="m337 206c191 0 344-47 344-107 0-53-153-99-344-99-185 0-337 46-337 99 0 60 152 107 337 107z">
            <text:p/>
          </draw:path>
          <draw:path draw:style-name="gr7" draw:layer="layout" svg:width="0.68cm" svg:height="0.205cm" svg:x="0.554cm" svg:y="0.818cm" svg:viewBox="0 0 681 206" svg:d="m337 206c191 0 344-47 344-107 0-53-153-99-344-99-185 0-337 46-337 99 0 60 152 107 337 107z">
            <text:p/>
          </draw:path>
          <draw:path draw:style-name="gr8" draw:layer="layout" svg:width="0.68cm" svg:height="0.205cm" svg:x="0.554cm" svg:y="1.294cm" svg:viewBox="0 0 681 206" svg:d="m337 206c191 0 344-47 344-107 0-53-153-99-344-99-185 0-337 46-337 99 0 60 152 107 337 107z">
            <text:p/>
          </draw:path>
          <draw:path draw:style-name="gr7" draw:layer="layout" svg:width="0.68cm" svg:height="0.205cm" svg:x="0.554cm" svg:y="1.294cm" svg:viewBox="0 0 681 206" svg:d="m337 206c191 0 344-47 344-107 0-53-153-99-344-99-185 0-337 46-337 99 0 60 152 107 337 10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ireless Location Appliance</dc:title>
    <meta:creation-date>2011-02-07T16:38:11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